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daTest_8_DateTim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daTest_8_DateTime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odaTest_8_DateTimeTest.test_for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Date( DateTim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